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c3b2" officeooo:paragraph-rsid="000ec3b2"/>
    </style:style>
    <style:style style:name="P2" style:family="paragraph" style:parent-style-name="Standard">
      <style:text-properties officeooo:rsid="000ff9b2" officeooo:paragraph-rsid="000ff9b2"/>
    </style:style>
    <style:style style:name="P3" style:family="paragraph" style:parent-style-name="Standard">
      <style:text-properties officeooo:rsid="000ff9b2" officeooo:paragraph-rsid="0014d746"/>
    </style:style>
    <style:style style:name="P4" style:family="paragraph" style:parent-style-name="Standard">
      <style:text-properties officeooo:rsid="0014d746" officeooo:paragraph-rsid="0014d746"/>
    </style:style>
    <style:style style:name="P5" style:family="paragraph" style:parent-style-name="Standard">
      <style:text-properties officeooo:rsid="00154ec1" officeooo:paragraph-rsid="00154ec1"/>
    </style:style>
    <style:style style:name="P6" style:family="paragraph" style:parent-style-name="Standard">
      <style:text-properties officeooo:rsid="0015d825" officeooo:paragraph-rsid="0015d825"/>
    </style:style>
    <style:style style:name="P7" style:family="paragraph" style:parent-style-name="Standard">
      <style:text-properties officeooo:rsid="00183653" officeooo:paragraph-rsid="00183653"/>
    </style:style>
    <style:style style:name="T1" style:family="text">
      <style:text-properties officeooo:rsid="00117967"/>
    </style:style>
    <style:style style:name="T2" style:family="text">
      <style:text-properties officeooo:rsid="0014083d"/>
    </style:style>
    <style:style style:name="T3" style:family="text">
      <style:text-properties officeooo:rsid="0014d746"/>
    </style:style>
    <style:style style:name="T4" style:family="text">
      <style:text-properties officeooo:rsid="0015373d"/>
    </style:style>
    <style:style style:name="T5" style:family="text">
      <style:text-properties officeooo:rsid="00154ec1"/>
    </style:style>
    <style:style style:name="T6" style:family="text">
      <style:text-properties officeooo:rsid="0015d8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-<text:span text:style-name="T1">how to change topic name</text:span></text:p>
      <text:p text:style-name="P1">rosrun turtlesim turtlesim_node /turtle1/cmd_vel:=/cmd_vel</text:p>
      <text:p text:style-name="P2">ros <text:span text:style-name="T1">topic relay</text:span></text:p>
      <text:p text:style-name="P2"/>
      <text:p text:style-name="P2">-<text:span text:style-name="T2">param</text:span></text:p>
      <text:p text:style-name="P2">rosrun basics pub.py cmd_vel:=turtle1/cmdel _tutle_speed_x:=1.0 _turtle_ang_vel:=1.0</text:p>
      <text:p text:style-name="P2"/>
      <text:p text:style-name="P2">-<text:span text:style-name="T3">order</text:span></text:p>
      <text:p text:style-name="P4">1.</text:p>
      <text:p text:style-name="P4">rosrun turtlesim turtlesim_node</text:p>
      <text:p text:style-name="P4"/>
      <text:p text:style-name="P3"><text:span text:style-name="T3">2.</text:span></text:p>
      <text:p text:style-name="P3">rosservice call /spawn "x: 3.0</text:p>
      <text:p text:style-name="P2">y: 3.0</text:p>
      <text:p text:style-name="P2">theta: 0.0</text:p>
      <text:p text:style-name="P2">name: 'turtle<text:span text:style-name="T4">3</text:span>'" </text:p>
      <text:p text:style-name="P2"/>
      <text:p text:style-name="P4">3. roslaunch basics mini_rm.launch</text:p>
      <text:p text:style-name="P4"/>
      <text:p text:style-name="P4">-<text:span text:style-name="T5">tf viz</text:span></text:p>
      <text:p text:style-name="P5">rqt_tf_tree</text:p>
      <text:p text:style-name="P5"/>
      <text:p text:style-name="P5">-<text:span text:style-name="T6">scout mini</text:span></text:p>
      <text:p text:style-name="P6">there are two Tfs (one is between robot and its sensor, the other is between robot and odom(initial map))</text:p>
      <text:p text:style-name="P6"/>
      <text:p text:style-name="P7">TF tree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3T14:33:06.782629513</meta:creation-date>
    <dc:date>2021-09-03T18:01:13.181711819</dc:date>
    <meta:editing-duration>PT2H27M31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6" meta:character-count="467" meta:non-whitespace-character-count="419"/>
  </office:meta>
</office:document-meta>
</file>